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5.94pt"/>
    </style:style>
    <style:style style:name="co2" style:family="table-column">
      <style:table-column-properties fo:break-before="auto" style:column-width="514.09pt"/>
    </style:style>
    <style:style style:name="co3" style:family="table-column">
      <style:table-column-properties fo:break-before="auto" style:column-width="494.05pt"/>
    </style:style>
    <style:style style:name="co4" style:family="table-column">
      <style:table-column-properties fo:break-before="auto" style:column-width="48.1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ext-properties style:font-name="Calibri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size-complex="11pt" style:font-style-complex="normal" style:text-emphasize="none" style:font-style-asian="normal" style:font-weight-complex="normal" style:font-weight-asian="normal" style:font-size-asian="11pt" style:font-name-complex="FreeSans" style:font-name-asian="Noto Sans CJK SC Regular" style:language-complex="hi" style:country-complex="IN" fo:font-weight="normal" style:language-asian="zh" style:country-asian="CN" fo:text-shadow="none" fo:language="en" fo:country="US" style:text-overline-style="none" style:text-overline-color="font-color" fo:font-style="normal" style:text-line-through-type="none" style:text-underline-style="none" style:text-underline-color="font-color" fo:font-size="11pt" fo:color="#000000" style:text-line-through-mode="continuous" style:font-relief="none" style:text-outline="false"/>
    </style:style>
    <style:style style:name="T3" style:family="text">
      <style:text-properties style:language-asian="zh" style:country-asian="CN" style:text-overline-style="none" style:text-overline-color="font-color" style:font-style-complex="normal" style:font-style-asian="normal" style:font-weight-complex="normal" style:font-weight-asian="normal" style:font-size-complex="11pt" style:font-size-asian="11pt" style:font-name-complex="FreeSans" style:font-name-asian="Noto Sans CJK SC Regular" style:language-complex="hi" style:country-complex="IN" fo:language="en" fo:country="US" style:font-relief="none" fo:text-shadow="none" style:text-outline="false" fo:font-style="normal" style:text-line-through-type="none" style:text-underline-style="none" style:text-underline-color="font-color" fo:font-weight="normal" fo:font-size="11pt" fo:color="#000000" style:font-name="Calibri" style:text-line-through-mode="continuous" style:text-emphasize="none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style-complex="normal" style:font-relief="none" style:font-weight-complex="normal" style:font-size-complex="11pt" style:font-name-complex="FreeSans" style:language-complex="hi" style:country-complex="IN" fo:language="en" fo:country="US" fo:text-shadow="none" fo:font-style="normal" style:text-underline-style="none" style:text-underline-color="font-color" fo:font-size="11pt" fo:color="#000000" fo:font-weight="normal" style:text-line-through-type="none" style:text-outline="false" style:text-line-through-mode="continuous" style:language-asian="zh" style:country-asian="CN" style:font-name-asian="Noto Sans CJK SC Regular" style:font-size-asian="11pt" style:font-weight-asian="normal" style:font-style-asian="normal" style:text-emphasize="none" style:text-overline-style="none" style:text-overline-color="font-color"/>
    </style:style>
    <style:style style:name="T6" style:family="text">
      <style:text-properties style:font-style-complex="normal" style:font-relief="none" style:font-weight-complex="normal" style:font-size-complex="11pt" style:font-name-complex="FreeSans" style:language-complex="hi" style:country-complex="IN" fo:language="en" fo:country="US" fo:text-shadow="none" fo:font-style="normal" style:text-underline-style="none" style:text-underline-color="font-color" fo:font-size="11pt" style:font-name="Calibri" fo:color="#000000" fo:font-weight="normal" style:text-line-through-type="none" style:text-outline="false" style:text-line-through-mode="continuous" style:language-asian="zh" style:country-asian="CN" style:font-name-asian="Noto Sans CJK SC Regular" style:font-size-asian="11pt" style:font-weight-asian="normal" style:font-style-asian="normal" style:text-emphasize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Pattern</text:p>
          </table:table-cell>
          <table:table-cell table:style-name="ce1" office:value-type="string" calcext:value-type="string">
            <text:p>Ticke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ificond</text:p>
          </table:table-cell>
          <table:table-cell table:style-name="ce2" office:value-type="string" calcext:value-type="string">
            <text:p>Unexpected empty scan result</text:p>
          </table:table-cell>
          <table:table-cell office:value-type="string" calcext:value-type="string">
            <text:p>_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ificond</text:p>
          </table:table-cell>
          <table:table-cell table:style-name="ce2" office:value-type="string" calcext:value-type="string">
            <text:p>Scan is not started. Ignore abort request</text:p>
          </table:table-cell>
          <table:table-cell office:value-type="string" calcext:value-type="string">
            <text:p>_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ificond</text:p>
          </table:table-cell>
          <table:table-cell table:style-name="ce2" office:value-type="string" calcext:value-type="string">
            <text:p>Scan aborted</text:p>
          </table:table-cell>
          <table:table-cell office:value-type="string" calcext:value-type="string">
            <text:p>_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lan0</text:p>
          </table:table-cell>
          <table:table-cell table:style-name="ce2" office:value-type="string" calcext:value-type="string">
            <text:p>notify mac changed done</text:p>
          </table:table-cell>
          <table:table-cell office:value-type="string" calcext:value-type="string">
            <text:p>_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hd_set_suspend</text:p>
          </table:table-cell>
          <table:table-cell table:style-name="ce2" office:value-type="string" calcext:value-type="string">
            <text:p>Remove extra suspend setting</text:p>
          </table:table-cell>
          <table:table-cell table:style-name="ce2" office:value-type="string" calcext:value-type="string">
            <text:p><text:span text:style-name="T2"><text:a xlink:href="https://jira-avs.rmm.scom/browse/MEO377-1288" xlink:type="simple">https://jira-avs.rmm.scom/browse/MEO377-1288</text:a></text:span><text:span text:style-name="T2"> or </text:span><text:span text:style-name="T2"><text:a xlink:href="https://jira-avs.rmm.scom/browse/MEO377-1708" xlink:type="simple">https://jira-avs.rmm.scom/browse/MEO377-1708</text:a>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hd_set_suspend</text:p>
          </table:table-cell>
          <table:table-cell table:style-name="ce2" office:value-type="string" calcext:value-type="string">
            <text:p>lpas failed:-23</text:p>
          </table:table-cell>
          <table:table-cell table:style-name="ce2" office:value-type="string" calcext:value-type="string">
            <text:p><text:span text:style-name="T1"><text:a xlink:href="https://jira-avs.rmm.scom/browse/MEO377-1708" xlink:type="simple">https://jira-avs.rmm.scom/browse/MEO377-1708</text:a>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s/>wl_android_priv_cmd</text:p>
          </table:table-cell>
          <table:table-cell table:style-name="ce2" office:value-type="string" calcext:value-type="string">
            <text:p>Android private cmd "SETSUSPENDMODE 1" on wlan0</text:p>
          </table:table-cell>
          <table:table-cell table:style-name="ce2" office:value-type="string" calcext:value-type="string">
            <text:p><text:span text:style-name="T1"><text:a xlink:href="https://jira-avs.rmm.scom/browse/MEO377-1708" xlink:type="simple">https://jira-avs.rmm.scom/browse/MEO377-1708</text:a>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hd_set_suspend</text:p>
          </table:table-cell>
          <table:table-cell table:style-name="ce2" office:value-type="string" calcext:value-type="string">
            <text:p>force extra Suspend setting</text:p>
          </table:table-cell>
          <table:table-cell table:style-name="ce2" office:value-type="string" calcext:value-type="string">
            <text:p><text:span text:style-name="T1"><text:a xlink:href="https://jira-avs.rmm.scom/browse/MEO377-1708" xlink:type="simple">https://jira-avs.rmm.scom/browse/MEO377-1708</text:a></text:span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_</text:p>
          </table:table-cell>
          <table:table-cell table:style-name="ce2" office:value-type="string" calcext:value-type="string">
            <text:p>dhd_get_suspend_bcn_li_dtim beacon=100 bcn_li_dtim=9 DTIM=1 Listen=10</text:p>
          </table:table-cell>
          <table:table-cell table:style-name="ce2" office:value-type="string" calcext:value-type="string">
            <text:p><text:span text:style-name="T1"><text:a xlink:href="https://jira-avs.rmm.scom/browse/MEO377-1708" xlink:type="simple">https://jira-avs.rmm.scom/browse/MEO377-1708</text:a></text:span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_</text:p>
          </table:table-cell>
          <table:table-cell table:style-name="ce2" office:value-type="string" calcext:value-type="string">
            <text:p>dhd_set_suspend lpas failed -23</text:p>
          </table:table-cell>
          <table:table-cell table:style-name="ce2" office:value-type="string" calcext:value-type="string">
            <text:p><text:span text:style-name="T1"><text:a xlink:href="https://jira-avs.rmm.scom/browse/MEO377-1708" xlink:type="simple">https://jira-avs.rmm.scom/browse/MEO377-1708</text:a>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ificond</text:p>
          </table:table-cell>
          <table:table-cell table:style-name="ce2" office:value-type="string" calcext:value-type="string">
            <text:p>NL80211_CMD_TRIGGER_SCAN failed: Try again</text:p>
          </table:table-cell>
          <table:table-cell table:style-name="ce2" office:value-type="string" calcext:value-type="string">
            <text:p><text:span text:style-name="T3"><text:a xlink:href="https://jira-avs.rmm.scom/browse/MEO377-1288" xlink:type="simple">https://jira-avs.rmm.scom/browse/MEO377-1288</text:a>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ificond</text:p>
          </table:table-cell>
          <table:table-cell table:style-name="ce2" office:value-type="string" calcext:value-type="string">
            <text:p>NL80211_CMD_TRIGGER_SCAN failed: Device or resource busy</text:p>
          </table:table-cell>
          <table:table-cell office:value-type="string" calcext:value-type="string">
            <text:p>_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_</text:p>
          </table:table-cell>
          <table:table-cell table:style-name="ce2" office:value-type="string" calcext:value-type="string">
            <text:p>ETHER_TYPE_802_1X[wlan0] [RX]: EAPOLPacket, 4-way handshake, M1</text:p>
          </table:table-cell>
          <table:table-cell office:value-type="string" calcext:value-type="string">
            <text:p>_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_</text:p>
          </table:table-cell>
          <table:table-cell table:style-name="ce2" office:value-type="string" calcext:value-type="string">
            <text:p>ETHER_TYPE_802_1X[wlan0] [TX]: EAPOLPacket, 4-way handshake, M2 TX_PKTHASH:0x0TX_PKT_FATE:N/A</text:p>
          </table:table-cell>
          <table:table-cell table:style-name="ce2" office:value-type="string" calcext:value-type="string">
            <text:p><text:span text:style-name="T1"><text:a xlink:href="https://jira-avs.rmm.scom/browse/MEO377-1288" xlink:type="simple">https://jira-avs.rmm.scom/browse/MEO377-1288</text:a></text:span><text:span text:style-name="T1"> or </text:span><text:span text:style-name="T1"><text:a xlink:href="https://jira-avs.rmm.scom/browse/MEO377-1708" xlink:type="simple">https://jira-avs.rmm.scom/browse/MEO377-1708</text:a></text:span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_</text:p>
          </table:table-cell>
          <table:table-cell table:style-name="ce2" office:value-type="string" calcext:value-type="string">
            <text:p>CFG80211-ERROR\) wl_cfg80211_scan_abort</text:p>
          </table:table-cell>
          <table:table-cell table:style-name="ce3" office:value-type="string" calcext:value-type="string">
            <text:p><text:span text:style-name="T4"><text:a xlink:href="https://jira-avs.rmm.scom/browse/MEO377-1288" xlink:type="simple">https://jira-avs.rmm.scom/browse/MEO377-1288</text:a></text:span><text:span text:style-name="T4"> or </text:span><text:span text:style-name="T4"><text:a xlink:href="https://jira-avs.rmm.scom/browse/MEO377-1708" xlink:type="simple">https://jira-avs.rmm.scom/browse/MEO377-1708</text:a></text:span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_</text:p>
          </table:table-cell>
          <table:table-cell table:style-name="ce2" office:value-type="string" calcext:value-type="string">
            <text:p>scan abort failed. Ret:-25</text:p>
          </table:table-cell>
          <table:table-cell table:style-name="ce3" office:value-type="string" calcext:value-type="string">
            <text:p><text:span text:style-name="T4"><text:a xlink:href="https://jira-avs.rmm.scom/browse/MEO377-1288" xlink:type="simple">https://jira-avs.rmm.scom/browse/MEO377-1288</text:a></text:span><text:span text:style-name="T4"> or </text:span><text:span text:style-name="T4"><text:a xlink:href="https://jira-avs.rmm.scom/browse/MEO377-1708" xlink:type="simple">https://jira-avs.rmm.scom/browse/MEO377-1708</text:a></text:span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_</text:p>
          </table:table-cell>
          <table:table-cell table:style-name="ce2" office:value-type="string" calcext:value-type="string">
            <text:p>wl_cfg80211_set_power_mgmt </text:p>
          </table:table-cell>
          <table:table-cell table:style-name="ce3" office:value-type="string" calcext:value-type="string">
            <text:p><text:span text:style-name="T4"><text:a xlink:href="https://jira-avs.rmm.scom/browse/MEO377-1288" xlink:type="simple">https://jira-avs.rmm.scom/browse/MEO377-1288</text:a></text:span><text:span text:style-name="T4"> or </text:span><text:span text:style-name="T4"><text:a xlink:href="https://jira-avs.rmm.scom/browse/MEO377-1708" xlink:type="simple">https://jira-avs.rmm.scom/browse/MEO377-1708</text:a></text:span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_</text:p>
          </table:table-cell>
          <table:table-cell table:style-name="ce2" office:value-type="string" calcext:value-type="string">
            <text:p>Error \(-23\)</text:p>
          </table:table-cell>
          <table:table-cell table:style-name="ce3" office:value-type="string" calcext:value-type="string">
            <text:p><text:span text:style-name="T4"><text:a xlink:href="https://jira-avs.rmm.scom/browse/MEO377-1288" xlink:type="simple">https://jira-avs.rmm.scom/browse/MEO377-1288</text:a></text:span><text:span text:style-name="T4"> or </text:span><text:span text:style-name="T4"><text:a xlink:href="https://jira-avs.rmm.scom/browse/MEO377-1708" xlink:type="simple">https://jira-avs.rmm.scom/browse/MEO377-1708</text:a>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l_android_priv_cmd</text:p>
          </table:table-cell>
          <table:table-cell table:style-name="ce2" office:value-type="string" calcext:value-type="string">
            <text:p>Android private cmd "BTCOEXMODE 2" on wlan0</text:p>
          </table:table-cell>
          <table:table-cell table:style-name="ce2" office:value-type="string" calcext:value-type="string">
            <text:p><text:span text:style-name="T5"><text:a xlink:href="https://jira-avs.rmm.scom/browse/MEO377-1288" xlink:type="simple">https://jira-avs.rmm.scom/browse/MEO377-1288</text:a></text:span>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l_android_priv_cmd</text:p>
          </table:table-cell>
          <table:table-cell table:style-name="ce2" office:value-type="string" calcext:value-type="string">
            <text:p>BTCOEXSCAN-STOP</text:p>
          </table:table-cell>
          <table:table-cell table:style-name="ce3" office:value-type="string" calcext:value-type="string">
            <text:p><text:span text:style-name="T6"><text:a xlink:href="https://jira-avs.rmm.scom/browse/MEO377-1288" xlink:type="simple">https://jira-avs.rmm.scom/browse/MEO377-1288</text:a></text:span>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l_android_priv_cmd</text:p>
          </table:table-cell>
          <table:table-cell table:style-name="ce2" office:value-type="string" calcext:value-type="string">
            <text:p>BTCOEXSCAN-START</text:p>
          </table:table-cell>
          <table:table-cell table:style-name="ce3" office:value-type="string" calcext:value-type="string">
            <text:p><text:a xlink:href="https://jira-avs.rmm.scom/login.jsp?permissionViolation=true&amp;os_destination=%2Fsecure%2Fattachment%2F109818%2FTHIBAULT_bugreport-Stream" xlink:type="simple">https://jira-avs.rmm.scom/login.jsp?permissionViolation=true&amp;os_destination=%2Fsecure%2Fattachment%2F109818%2FTHIBAULT_bugreport-Stream</text:a>_V2-RTT4.220918.001-2023-04-26-20-35-29.txt&amp;page_caps=&amp;user_role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_</text:p>
          </table:table-cell>
          <table:table-cell table:style-name="ce2" office:value-type="string" calcext:value-type="string">
            <text:p>AtvRemote.BleDeviceConnection: Failed to successfully disconnect from</text:p>
          </table:table-cell>
          <table:table-cell office:value-type="string" calcext:value-type="string">
            <text:p>https://jira-avs.rmm.scom/login.jsp?permissionViolation=true&amp;os_destination=%2Fsecure%2Fattachment%2F109818%2FTHIBAULT_bugreport-Stream_V2-RTT4.220918.001-2023-04-26-20-35-29.txt&amp;page_caps=&amp;user_role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_</text:p>
          </table:table-cell>
          <table:table-cell table:style-name="ce2" office:value-type="string" calcext:value-type="string">
            <text:p>btm_sec_disconnected clearing pending flag handle:64 reason:8</text:p>
          </table:table-cell>
          <table:table-cell office:value-type="string" calcext:value-type="string">
            <text:p>https://jira-avs.rmm.scom/login.jsp?permissionViolation=true&amp;os_destination=%2Fsecure%2Fattachment%2F109818%2FTHIBAULT_bugreport-Stream_V2-RTT4.220918.001-2023-04-26-20-35-29.txt&amp;page_caps=&amp;user_role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_</text:p>
          </table:table-cell>
          <table:table-cell table:style-name="ce2" office:value-type="string" calcext:value-type="string">
            <text:p>Peer 80:f1:f1:5d:80:dd : ACL Disconnected</text:p>
          </table:table-cell>
          <table:table-cell office:value-type="string" calcext:value-type="string">
            <text:p>https://jira-avs.rmm.scom/login.jsp?permissionViolation=true&amp;os_destination=%2Fsecure%2Fattachment%2F109818%2FTHIBAULT_bugreport-Stream_V2-RTT4.220918.001-2023-04-26-20-35-29.txt&amp;page_caps=&amp;user_role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_</text:p>
          </table:table-cell>
          <table:table-cell table:style-name="ce2" office:value-type="string" calcext:value-type="string">
            <text:p>BroadcastRecord{31839e7 u0 com.google.android.gms.deviceconnection.input_device_disconnected} to user 0</text:p>
          </table:table-cell>
          <table:table-cell office:value-type="string" calcext:value-type="string">
            <text:p>https://jira-avs.rmm.scom/login.jsp?permissionViolation=true&amp;os_destination=%2Fsecure%2Fattachment%2F109818%2FTHIBAULT_bugreport-Stream_V2-RTT4.220918.001-2023-04-26-20-35-29.txt&amp;page_caps=&amp;user_role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_</text:p>
          </table:table-cell>
          <table:table-cell table:style-name="ce2" office:value-type="string" calcext:value-type="string">
            <text:p>Intent { act=com.google.android.gms.deviceconnection.input_device_disconnected flg=0x10 pkg=com.google.android.gms</text:p>
          </table:table-cell>
          <table:table-cell office:value-type="string" calcext:value-type="string">
            <text:p>https://jira-avs.rmm.scom/login.jsp?permissionViolation=true&amp;os_destination=%2Fsecure%2Fattachment%2F109818%2FTHIBAULT_bugreport-Stream_V2-RTT4.220918.001-2023-04-26-20-35-29.txt&amp;page_caps=&amp;user_role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_</text:p>
          </table:table-cell>
          <table:table-cell table:style-name="ce2" office:value-type="string" calcext:value-type="string">
            <text:p>BroadcastRecord{d248d83 u0 android.bluetooth.device.action.ACL_DISCONNECTED} to user 0</text:p>
          </table:table-cell>
          <table:table-cell office:value-type="string" calcext:value-type="string">
            <text:p><text:a xlink:href="https://jira-avs.rmm.scom/login.jsp?permissionViolation=true&amp;os_destination=%2Fsecure%2Fattachment%2F109818%2FTHIBAULT_bugreport-Stream_V2-RTT4.220918.001-2023-04-26-20-35-29.txt&amp;page_caps=&amp;user_role" xlink:type="simple">https://jira-avs.rmm.scom/login.jsp?permissionViolation=true&amp;os_destination=%2Fsecure%2Fattachment%2F109818%2FTHIBAULT_bugreport-Stream_V2-RTT4.220918.001-2023-04-26-20-35-29.txt&amp;page_caps=&amp;user_role</text:a>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_</text:p>
          </table:table-cell>
          <table:table-cell table:style-name="ce2" office:value-type="string" calcext:value-type="string">
            <text:p>Intent { act=android.bluetooth.device.action.ACL_DISCONNECTED flg=0x5000010</text:p>
          </table:table-cell>
          <table:table-cell office:value-type="string" calcext:value-type="string">
            <text:p>https://jira-avs.rmm.scom/login.jsp?permissionViolation=true&amp;os_destination=%2Fsecure%2Fattachment%2F109818%2FTHIBAULT_bugreport-Stream_V2-RTT4.220918.001-2023-04-26-20-35-29.txt&amp;page_caps=&amp;user_role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_</text:p>
          </table:table-cell>
          <table:table-cell table:style-name="ce2" office:value-type="string" calcext:value-type="string">
            <text:p><text:span text:style-name="T1">Skipping "</text:span><text:span text:style-name="T1"><text:a xlink:href="mailto:android.hardware.bluetooth.audio@2.0" xlink:type="simple">android.hardware.bluetooth.audio@2.0</text:a></text:span><text:span text:style-name="T1">::IBluetoothAudioProvidersFactory/default": cannot be fetched from service manager</text:span></text:p>
          </table:table-cell>
          <table:table-cell office:value-type="string" calcext:value-type="string">
            <text:p>https://jira-avs.rmm.scom/login.jsp?permissionViolation=true&amp;os_destination=%2Fsecure%2Fattachment%2F109818%2FTHIBAULT_bugreport-Stream_V2-RTT4.220918.001-2023-04-26-20-35-29.txt&amp;page_caps=&amp;user_role=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_</text:p>
          </table:table-cell>
          <table:table-cell table:style-name="ce2" office:value-type="string" calcext:value-type="string">
            <text:p>Skipping"android.hardware.bluetooth@1.0::IBluetoothHci/default": cannot be fetched from service manager</text:p>
          </table:table-cell>
          <table:table-cell office:value-type="string" calcext:value-type="string">
            <text:p>_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_</text:p>
          </table:table-cell>
          <table:table-cell table:style-name="ce2" office:value-type="string" calcext:value-type="string">
            <text:p><text:span text:style-name="T1"><text:a xlink:href="mailto:android.hardware.bluetooth.audio@2.0" xlink:type="simple">android.hardware.bluetooth.audio@2.0</text:a></text:span><text:span text:style-name="T1">::IBluetoothAudioProvidersFactory/default does not exist, or no permission to connect</text:span></text:p>
          </table:table-cell>
          <table:table-cell office:value-type="string" calcext:value-type="string">
            <text:p>_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_</text:p>
          </table:table-cell>
          <table:table-cell table:style-name="ce2" office:value-type="string" calcext:value-type="string">
            <text:p>android.hardware.bluetooth.audio@2.0::IBluetoothAudioProvidersFactory/default' failed: exit code 128</text:p>
          </table:table-cell>
          <table:table-cell office:value-type="string" calcext:value-type="string">
            <text:p>_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_</text:p>
          </table:table-cell>
          <table:table-cell table:style-name="ce2" office:value-type="string" calcext:value-type="string">
            <text:p><text:span text:style-name="T1"><text:a xlink:href="mailto:android.hardware.bluetooth@1.0" xlink:type="simple">android.hardware.bluetooth@1.0</text:a></text:span><text:span text:style-name="T1">::IBluetoothHci/default does not exist,or no permission to connect</text:span></text:p>
          </table:table-cell>
          <table:table-cell office:value-type="string" calcext:value-type="string">
            <text:p>_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_</text:p>
          </table:table-cell>
          <table:table-cell table:style-name="ce2" office:value-type="string" calcext:value-type="string">
            <text:p>android.hardware.bluetooth@1.0::IBluetoothHci/default' failed: exit code 128</text:p>
          </table:table-cell>
          <table:table-cell office:value-type="string" calcext:value-type="string">
            <text:p>_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_</text:p>
          </table:table-cell>
          <table:table-cell table:style-name="ce2" office:value-type="string" calcext:value-type="string">
            <text:p>Adding dir /data/misc/bluetooth/logs \(recursive: 1</text:p>
          </table:table-cell>
          <table:table-cell office:value-type="string" calcext:value-type="string">
            <text:p>_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_</text:p>
          </table:table-cell>
          <table:table-cell table:style-name="ce2" office:value-type="string" calcext:value-type="string">
            <text:p>can't Register GATT client, MAX client reached: 32</text:p>
          </table:table-cell>
          <table:table-cell office:value-type="string" calcext:value-type="string">
            <text:p>_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_</text:p>
          </table:table-cell>
          <table:table-cell table:style-name="ce2" office:value-type="string" calcext:value-type="string">
            <text:p>Starting timeout error</text:p>
          </table:table-cell>
          <table:table-cell office:value-type="string" calcext:value-type="string">
            <text:p>_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cm-nxs-b</text:p>
          </table:table-cell>
          <table:table-cell table:style-name="ce2" office:value-type="string" calcext:value-type="string">
            <text:p>[hpd]:client: 1484: issuing DISCONNECTED</text:p>
          </table:table-cell>
          <table:table-cell office:value-type="string" calcext:value-type="string">
            <text:p>_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cm-nxs-b</text:p>
          </table:table-cell>
          <table:table-cell table:style-name="ce2" office:value-type="string" calcext:value-type="string">
            <text:p>[hpd]:client: 876: issuing DISCONNECTED</text:p>
          </table:table-cell>
          <table:table-cell office:value-type="string" calcext:value-type="string">
            <text:p>_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cm-hwc</text:p>
          </table:table-cell>
          <table:table-cell table:style-name="ce2" office:value-type="string" calcext:value-type="string">
            <text:p>notify hotplug DISCONNECTED \(mode=1\)</text:p>
          </table:table-cell>
          <table:table-cell office:value-type="string" calcext:value-type="string">
            <text:p>_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_</text:p>
          </table:table-cell>
          <table:table-cell table:style-name="ce2" office:value-type="string" calcext:value-type="string">
            <text:p>MediaCodecVideoDecoderException</text:p>
          </table:table-cell>
          <table:table-cell office:value-type="string" calcext:value-type="string">
            <text:p>_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_</text:p>
          </table:table-cell>
          <table:table-cell table:style-name="ce2" office:value-type="string" calcext:value-type="string">
            <text:p>Decoder failed: OMX.bcm.vdec.avc</text:p>
          </table:table-cell>
          <table:table-cell office:value-type="string" calcext:value-type="string">
            <text:p>_</text:p>
          </table:table-cell>
          <table:table-cell table:number-columns-repeated="1017"/>
        </table:table-row>
        <table:table-row table:style-name="ro1" table:number-rows-repeated="1021011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01T09:03:07</meta:creation-date>
    <dc:date>2023-08-02T12:08:00.317096230</dc:date>
    <meta:generator>LibreOffice/6.1.5.2$Linux_X86_64 LibreOffice_project/10$Build-2</meta:generator>
    <meta:editing-duration>PT15M32S</meta:editing-duration>
    <meta:editing-cycles>7</meta:editing-cycles>
    <meta:document-statistic meta:table-count="1" meta:cell-count="12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